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07b63" officeooo:paragraph-rsid="00007b63"/>
    </style:style>
    <style:style style:name="P2" style:family="paragraph" style:parent-style-name="Standard">
      <style:paragraph-properties fo:text-align="justify" style:justify-single-word="false"/>
      <style:text-properties officeooo:paragraph-rsid="000201df"/>
    </style:style>
    <style:style style:name="T1" style:family="text">
      <style:text-properties officeooo:rsid="00007b63"/>
    </style:style>
    <style:style style:name="T2" style:family="text">
      <style:text-properties officeooo:rsid="000201df"/>
    </style:style>
    <style:style style:name="T3" style:family="text">
      <style:text-properties officeooo:rsid="0004d689"/>
    </style:style>
    <style:style style:name="T4" style:family="text">
      <style:text-properties officeooo:rsid="00063a2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net Quântica</text:p>
      <text:p text:style-name="P1"/>
      <text:p text:style-name="P2"><text:span text:style-name="T1"><text:tab/>A internet quântica é uma internet que se baseia na transmissão de Qubits, que são conhecidos como bit quântico, </text:span>a unidade de informação com qualidades quânticas. Ao invés de tratar as informações <text:span text:style-name="T2">solitariamente</text:span>, o qubit <text:span text:style-name="T2">junta todas as informações o que gera novas dimensões de processamento. A diferença entre ele e o bit normal, é que geralmente o bit pode ser interpretado como zero ou um, já o qubit pode ser o zero, ou o um, e ainda uma sobreposição entre os dois.</text:span></text:p>
      <text:p text:style-name="P2"><text:tab/><text:span text:style-name="T2">A ideia desse tipo de internet surgiu recentemente, a mais ou menos um ano quando uma equipe chinesa lançou o primeiro satélite quântico, desde então, vários países vem direcionando estudos na área, um exemplo é a Holanda que criou a primeira internet quântica por meio dos pesquisadores da universidade técnica de Delft, além disso eles foram responsáveis por criar o primeiro protocolo para a rede, os próximos passos estão criar uma rede que funcione essencialmente na prática, o que requer um passo além de um experimento de laboratório. Alguns outros países estão investindo no estudo da nova tecnologia, entre eles estão os EUA que passaram a fornecer largos investimentos aos centros de pesquisa dedicados à computação quântica, a internet quântica ou voltado para o mundo quântico.</text:span></text:p>
      <text:p text:style-name="P2"><text:tab/><text:span text:style-name="T3">Para ser possível usufruir dessa internet ainda temos uma série de desafios a superar, e um deles é o entrelaçamento quântico, que é uma forma de conectar duas particular que estão distantes de forma que a mudança no estado de uma interfere de forma instantânea no estado da outra, o que é muito mais rápido que a velocidade da luz, esse fenômeno é tão incrível que Albert Einstein disse que era uma “ação assustadora à distância”, realizando essa ligação entre as particulas seria possível ter a internet quântica de forma confiável, pois os testes que temos feito até hoje foram por meio da transmissão de fotons de laser carregados, que podem se “perder” no meio do caminho ou ser absorvidos pela atmosfera, mas ainda assim já é um avanço significado no estudo da tecnologia.</text:span></text:p>
      <text:p text:style-name="P2"><text:tab/><text:span text:style-name="T4">É certo que a tecnologia está em sua fase inicial, mas algumas estimativas apontam que nos próximos cinco anos já teremos uso comercial dela, e paralelo a essa tecnologia temos o estudo da computação quântica, que vai auxiliar e muito a processar os dados recebidos por meio dessa rede, que pelo que tudo indica vão ser gigantes, de certo modo, pensar na internet quântica hoje em dia é vislumbrar um futuro não muito distante, e é quase certo que estaremos aqui para presenciar isso.</text:span></text:p>
      <text:p text:style-name="P2"><text:tab/></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9T12:40:14.278365156</meta:creation-date>
    <dc:date>2019-08-29T13:27:44.436721007</dc:date>
    <meta:editing-duration>PT6M16S</meta:editing-duration>
    <meta:editing-cycles>1</meta:editing-cycles>
    <meta:document-statistic meta:table-count="0" meta:image-count="0" meta:object-count="0" meta:page-count="1" meta:paragraph-count="7" meta:word-count="429" meta:character-count="2543" meta:non-whitespace-character-count="2113"/>
    <meta:generator>LibreOffice/5.1.6.2$Linux_X86_64 LibreOffice_project/10m0$Build-2</meta:generator>
  </office:meta>
</office:document-meta>
</file>